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DejaVu Sans" svg:font-family="'DejaVu Sans'" style:font-family-generic="system" style:font-pitch="variable"/>
  </office:font-face-decls>
  <office:automatic-styles>
    <style:style style:name="Usecase_27_y" style:display-name="Usecase'y" style:family="table">
      <style:table-properties style:width="25.7cm" table:align="margins"/>
    </style:style>
    <style:style style:name="Usecase_27_y.A" style:display-name="Usecase'y.A" style:family="table-column">
      <style:table-column-properties style:column-width="2.318cm" style:rel-column-width="5910*"/>
    </style:style>
    <style:style style:name="Usecase_27_y.B" style:display-name="Usecase'y.B" style:family="table-column">
      <style:table-column-properties style:column-width="6.115cm" style:rel-column-width="15594*"/>
    </style:style>
    <style:style style:name="Usecase_27_y.C" style:display-name="Usecase'y.C" style:family="table-column">
      <style:table-column-properties style:column-width="14.347cm" style:rel-column-width="36586*"/>
    </style:style>
    <style:style style:name="Usecase_27_y.D" style:display-name="Usecase'y.D" style:family="table-column">
      <style:table-column-properties style:column-width="2.919cm" style:rel-column-width="7445*"/>
    </style:style>
    <style:style style:name="Usecase_27_y.A1" style:display-name="Usecase'y.A1" style:family="table-cell">
      <style:table-cell-properties fo:padding="0.097cm" fo:border-left="0.05pt solid #000000" fo:border-right="none" fo:border-top="0.05pt solid #000000" fo:border-bottom="0.05pt solid #000000"/>
    </style:style>
    <style:style style:name="Usecase_27_y.B1" style:display-name="Usecase'y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Usecase_27_y.D1" style:display-name="Usecase'y.D1" style:family="table-cell">
      <style:table-cell-properties style:vertical-align="middle" fo:padding="0.097cm" fo:border="0.05pt solid #000000"/>
    </style:style>
    <style:style style:name="Usecase_27_y.A2" style:display-name="Usecase'y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ecase_27_y.D2" style:display-name="Usecase'y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line-height="150%" fo:text-align="justify" style:justify-single-word="false"/>
    </style:style>
    <style:style style:name="P3" style:family="paragraph" style:parent-style-name="Table_20_Contents">
      <style:paragraph-properties fo:line-height="150%" fo:text-align="center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Usecase'y" table:style-name="Usecase_27_y">
        <table:table-column table:style-name="Usecase_27_y.A"/>
        <table:table-column table:style-name="Usecase_27_y.B"/>
        <table:table-column table:style-name="Usecase_27_y.C"/>
        <table:table-column table:style-name="Usecase_27_y.D"/>
        <table:table-row>
          <table:table-cell table:style-name="Usecase_27_y.A1" office:value-type="string">
            <text:p text:style-name="P1">numer</text:p>
          </table:table-cell>
          <table:table-cell table:style-name="Usecase_27_y.B1" office:value-type="string">
            <text:p text:style-name="P1">zdarzenie</text:p>
          </table:table-cell>
          <table:table-cell table:style-name="Usecase_27_y.B1" office:value-type="string">
            <text:p text:style-name="P1">opis reakcji</text:p>
          </table:table-cell>
          <table:table-cell table:style-name="Usecase_27_y.D1" office:value-type="string">
            <text:p text:style-name="P1">zobacz też</text:p>
          </table:table-cell>
        </table:table-row>
        <table:table-row>
          <table:table-cell table:style-name="Usecase_27_y.A2" office:value-type="string">
            <text:p text:style-name="P1">1</text:p>
          </table:table-cell>
          <table:table-cell table:style-name="Usecase_27_y.A2" office:value-type="string">
            <text:p text:style-name="P2">Uruchomienie aplikacji</text:p>
          </table:table-cell>
          <table:table-cell table:style-name="Usecase_27_y.A2" office:value-type="string">
            <text:p text:style-name="P2">Pojawia się główny widok aplikacji, zawierający górny pasek z zakładkami umożliwiającymi zmianę aktywnego widoku i aktywny widok. Domyślnie aktywna zakładka (widok) to <text:span text:style-name="T1">„Moje konto”</text:span>.</text:p>
            <text:p text:style-name="P2"/>
            <text:p text:style-name="P2">W górnym pasku znajdują się następujące elementy: ikony widoków <text:span text:style-name="T1">„Moje konto”</text:span><text:span text:style-name="T2">, </text:span><text:span text:style-name="T1">„Notowania”, „Obserwowane”, „Statystyki” </text:span><text:span text:style-name="T2">oraz przycisk </text:span><text:span text:style-name="T1">ODŚWIEŻ</text:span><text:span text:style-name="T2">. </text:span></text:p>
          </table:table-cell>
          <table:table-cell table:style-name="Usecase_27_y.D2" office:value-type="string">
            <text:p text:style-name="P3">5</text:p>
          </table:table-cell>
        </table:table-row>
        <table:table-row>
          <table:table-cell table:style-name="Usecase_27_y.A2" office:value-type="string">
            <text:p text:style-name="P1">2</text:p>
          </table:table-cell>
          <table:table-cell table:style-name="Usecase_27_y.A2" office:value-type="string">
            <text:p text:style-name="P2">Dotknięcie ikony zakładki <text:span text:style-name="T1">„Notowania”</text:span> na górnym pasku</text:p>
          </table:table-cell>
          <table:table-cell table:style-name="Usecase_27_y.A2" office:value-type="string">
            <text:p text:style-name="P2">Aktywny widok zmienia się na <text:span text:style-name="T1">„</text:span><text:span text:style-name="T1">Notowania”</text:span>, zmiana wybranej aktywnej zakładki na górnym pasku.</text:p>
            <text:p text:style-name="P2"/>
            <text:p text:style-name="P2">Widok <text:span text:style-name="T1">„Notowania”</text:span> zawiera posortowaną po nazwach listę firm wraz z ostatnią odczytaną ceną i wielkością zmiany (zielony kolor – wzrost, czerwony – spadek) oraz przyciskiem <text:span text:style-name="T1">KUP/SPRZEDAJ</text:span>. Każdy element listy jest hiperaktywny.</text:p>
          </table:table-cell>
          <table:table-cell table:style-name="Usecase_27_y.D2" office:value-type="string">
            <text:p text:style-name="P3">7,8</text:p>
          </table:table-cell>
        </table:table-row>
        <table:table-row>
          <table:table-cell table:style-name="Usecase_27_y.A2" office:value-type="string">
            <text:p text:style-name="P1">3</text:p>
          </table:table-cell>
          <table:table-cell table:style-name="Usecase_27_y.A2" office:value-type="string">
            <text:p text:style-name="P2">Dotknięcie ikony zakładki <text:span text:style-name="T1">„</text:span><text:span text:style-name="T1">Obserwowane</text:span><text:span text:style-name="T1">”</text:span> na górnym pasku</text:p>
          </table:table-cell>
          <table:table-cell table:style-name="Usecase_27_y.A2" office:value-type="string">
            <text:p text:style-name="P2">Aktywny widok zmienia się na <text:span text:style-name="T1">„</text:span><text:span text:style-name="T1">Obserwowane”</text:span>, zmiana wybranej aktywnej zakładki na górnym pasku.</text:p>
            <text:p text:style-name="P2"/>
            <text:p text:style-name="P2">Widok <text:span text:style-name="T1">„Obserwowane”</text:span> wygląda jak widok <text:span text:style-name="T1">„Notowania”</text:span> z tym, że lista wyświetlanych elementów ograniczona jest do firm obserwowanych. </text:p>
          </table:table-cell>
          <table:table-cell table:style-name="Usecase_27_y.D2" office:value-type="string">
            <text:p text:style-name="P3">7,8</text:p>
          </table:table-cell>
        </table:table-row>
        <table:table-row>
          <table:table-cell table:style-name="Usecase_27_y.A2" office:value-type="string">
            <text:p text:style-name="P1">4</text:p>
          </table:table-cell>
          <table:table-cell table:style-name="Usecase_27_y.A2" office:value-type="string">
            <text:p text:style-name="P2">Dotknięcie ikony zakładki <text:span text:style-name="T1">„</text:span><text:span text:style-name="T1">Statystyki</text:span><text:span text:style-name="T1">”</text:span> na górnym pasku</text:p>
          </table:table-cell>
          <table:table-cell table:style-name="Usecase_27_y.A2" office:value-type="string">
            <text:p text:style-name="P2">Aktywny widok zmienia się na <text:span text:style-name="T1">„</text:span><text:span text:style-name="T1">Statystyki”</text:span>, zmiana wybranej aktywnej zakładki na górnym pasku.</text:p>
            <text:p text:style-name="P2"/>
            <text:p text:style-name="P2">Widok <text:span text:style-name="T1">„Statystyki”</text:span> zawiera parę pól wyświetlających dane o grze gracza. <text:soft-page-break/>Do danych wchodzą: liczba odrodzeń (restartów), największy zysk, największa strata, historia operacji. Widok zawiera przycisk <text:span text:style-name="T1">ZACZNIJ OD NOWA oraz SYNCHRONIZUJ</text:span>.</text:p>
          </table:table-cell>
          <table:table-cell table:style-name="Usecase_27_y.D2" office:value-type="string">
            <text:p text:style-name="P3">10, 16</text:p>
          </table:table-cell>
        </table:table-row>
        <table:table-row>
          <table:table-cell table:style-name="Usecase_27_y.A2" office:value-type="string">
            <text:p text:style-name="P1">5</text:p>
          </table:table-cell>
          <table:table-cell table:style-name="Usecase_27_y.A2" office:value-type="string">
            <text:p text:style-name="P2">Dotknięcie ikony zakładki <text:span text:style-name="T1">„</text:span><text:span text:style-name="T1">Moje konto</text:span><text:span text:style-name="T1">”</text:span> na górnym pasku</text:p>
          </table:table-cell>
          <table:table-cell table:style-name="Usecase_27_y.A2" office:value-type="string">
            <text:p text:style-name="P2">Aktywny widok zmienia się na <text:span text:style-name="T1">„</text:span><text:span text:style-name="T1">Moje konto”</text:span>, zmiana wybranej aktywnej zakładki na górnym pasku.</text:p>
            <text:p text:style-name="P2"/>
            <text:p text:style-name="P2">Widok „Moje konto” zawiera pola wyświetlające aktualną ilość wirtualnej gotówki posiadanej przez gracza, aktualną wartość akcji posiadanych przez gracza oraz, podobnie jak w widoku „Notowania”, listę firm z hiperaktywnymi elementami. Elementy ograniczają się do firm, których akcje gracz posiada.</text:p>
          </table:table-cell>
          <table:table-cell table:style-name="Usecase_27_y.D2" office:value-type="string">
            <text:p text:style-name="P3">7,8</text:p>
          </table:table-cell>
        </table:table-row>
        <table:table-row>
          <table:table-cell table:style-name="Usecase_27_y.A2" office:value-type="string">
            <text:p text:style-name="P1">6</text:p>
          </table:table-cell>
          <table:table-cell table:style-name="Usecase_27_y.A2" office:value-type="string">
            <text:p text:style-name="P2">Dotknięcie przycisku <text:span text:style-name="T1">„</text:span><text:span text:style-name="T1">Odśwież</text:span><text:span text:style-name="T1">”</text:span> na górnym pasku</text:p>
          </table:table-cell>
          <table:table-cell table:style-name="Usecase_27_y.A2" office:value-type="string">
            <text:p text:style-name="P2">Pobierane są aktualne ceny akcji ze strony GPW.</text:p>
          </table:table-cell>
          <table:table-cell table:style-name="Usecase_27_y.D2" office:value-type="string">
            <text:p text:style-name="P3"/>
          </table:table-cell>
        </table:table-row>
        <table:table-row>
          <table:table-cell table:style-name="Usecase_27_y.A2" office:value-type="string">
            <text:p text:style-name="P1">7</text:p>
          </table:table-cell>
          <table:table-cell table:style-name="Usecase_27_y.A2" office:value-type="string">
            <text:p text:style-name="P2">Dotknięcie elementu listy firm</text:p>
          </table:table-cell>
          <table:table-cell table:style-name="Usecase_27_y.A2" office:value-type="string">
            <text:p text:style-name="P2">Przejście do widoku <text:span text:style-name="T1">„Firmy”</text:span>, w którym można zobaczyć wykres ceny akcji z ostatniego miesiąca, aktualne dane i ilość kupionych akcji tej firmy. Widok zawiera przycisk <text:span text:style-name="T1">KUP/SPRZEDAJ</text:span> oraz przycisk <text:span text:style-name="T1">OBSERWUJ/STOP OBSERWUJ</text:span>.</text:p>
          </table:table-cell>
          <table:table-cell table:style-name="Usecase_27_y.D2" office:value-type="string">
            <text:p text:style-name="P3">8, 9</text:p>
          </table:table-cell>
        </table:table-row>
        <table:table-row>
          <table:table-cell table:style-name="Usecase_27_y.A2" office:value-type="string">
            <text:p text:style-name="P1">8</text:p>
          </table:table-cell>
          <table:table-cell table:style-name="Usecase_27_y.A2" office:value-type="string">
            <text:p text:style-name="P2">Dotknięcie przycisku <text:span text:style-name="T1">KUP/SPRZEDAJ</text:span>.</text:p>
          </table:table-cell>
          <table:table-cell table:style-name="Usecase_27_y.A2" office:value-type="string">
            <text:p text:style-name="P2">Powoduje pojawienie się dialogu umożliwiającego zakup lub sprzedaż wybranej ilości akcji. Dodatkowo dialog wyświetla podstawowe informacje, takie jak: ilość posiadanych akcji, aktualny stan konta i aktualną cenę akcji. Dialog zawiera dwa przyciski – <text:span text:style-name="T1">KUP</text:span> oraz <text:span text:style-name="T1">SPRZEDAJ</text:span>.</text:p>
          </table:table-cell>
          <table:table-cell table:style-name="Usecase_27_y.D2" office:value-type="string">
            <text:p text:style-name="P3">11</text:p>
          </table:table-cell>
        </table:table-row>
        <table:table-row>
          <table:table-cell table:style-name="Usecase_27_y.A2" office:value-type="string">
            <text:p text:style-name="P1">9</text:p>
          </table:table-cell>
          <table:table-cell table:style-name="Usecase_27_y.A2" office:value-type="string">
            <text:p text:style-name="P2">Dotknięcie przycisku <text:span text:style-name="T1">OBSERWUJ/NIE OBSERWUJ</text:span>.</text:p>
          </table:table-cell>
          <table:table-cell table:style-name="Usecase_27_y.A2" office:value-type="string">
            <text:p text:style-name="P2">Powoduje dodanie lub usunięcie wybranej firmy z listy firm obserwowanych.</text:p>
          </table:table-cell>
          <table:table-cell table:style-name="Usecase_27_y.D2" office:value-type="string">
            <text:p text:style-name="P3"/>
          </table:table-cell>
        </table:table-row>
        <text:soft-page-break/>
        <table:table-row>
          <table:table-cell table:style-name="Usecase_27_y.A2" office:value-type="string">
            <text:p text:style-name="P1">10</text:p>
          </table:table-cell>
          <table:table-cell table:style-name="Usecase_27_y.A2" office:value-type="string">
            <text:p text:style-name="P2">Dotknięcie przycisku <text:span text:style-name="T1">ZACZNIJ OD NOWA</text:span>.</text:p>
          </table:table-cell>
          <table:table-cell table:style-name="Usecase_27_y.A2" office:value-type="string">
            <text:p text:style-name="P2">Powoduje pojawienie się dialogu proszącego o potwierdzenie. W przypadku potwierdzenia resetowane są wszystkie obecnie zapamiętane dane dotyczące gracza. Ponadto konto gracza jest przywracane do stanu pierwotnego. Firmy obserwowane są nieruszane.</text:p>
          </table:table-cell>
          <table:table-cell table:style-name="Usecase_27_y.D2" office:value-type="string">
            <text:p text:style-name="P3">13</text:p>
          </table:table-cell>
        </table:table-row>
        <table:table-row>
          <table:table-cell table:style-name="Usecase_27_y.A2" office:value-type="string">
            <text:p text:style-name="P1">11</text:p>
          </table:table-cell>
          <table:table-cell table:style-name="Usecase_27_y.A2" office:value-type="string">
            <text:p text:style-name="P2">Przycisk <text:span text:style-name="T1">KUP</text:span></text:p>
          </table:table-cell>
          <table:table-cell table:style-name="Usecase_27_y.A2" office:value-type="string">
            <text:p text:style-name="P2">Pieniądze odejmowane są z konta gracza w zamian za przypisanie do niego wybranej ilości akcji.</text:p>
          </table:table-cell>
          <table:table-cell table:style-name="Usecase_27_y.D2" office:value-type="string">
            <text:p text:style-name="P3"/>
          </table:table-cell>
        </table:table-row>
        <table:table-row>
          <table:table-cell table:style-name="Usecase_27_y.A2" office:value-type="string">
            <text:p text:style-name="P1">12</text:p>
          </table:table-cell>
          <table:table-cell table:style-name="Usecase_27_y.A2" office:value-type="string">
            <text:p text:style-name="P2">Przycisk <text:span text:style-name="T1">SPRZEDAJ</text:span></text:p>
          </table:table-cell>
          <table:table-cell table:style-name="Usecase_27_y.A2" office:value-type="string">
            <text:p text:style-name="P2">Wybrana ilość akcji odejmowana jest z konta gracza, który w zamian otrzymuje ich równowartość w gotówce.</text:p>
          </table:table-cell>
          <table:table-cell table:style-name="Usecase_27_y.D2" office:value-type="string">
            <text:p text:style-name="P3"/>
          </table:table-cell>
        </table:table-row>
        <table:table-row>
          <table:table-cell table:style-name="Usecase_27_y.A2" office:value-type="string">
            <text:p text:style-name="P1">13</text:p>
          </table:table-cell>
          <table:table-cell table:style-name="Usecase_27_y.A2" office:value-type="string">
            <text:p text:style-name="P2">Dialog potwierdzający</text:p>
          </table:table-cell>
          <table:table-cell table:style-name="Usecase_27_y.A2" office:value-type="string">
            <text:p text:style-name="P2">Dialog posiada dwa przyciski – TAK i NIE – które potwierdzają i anulują ostatnią operację.</text:p>
          </table:table-cell>
          <table:table-cell table:style-name="Usecase_27_y.D2" office:value-type="string">
            <text:p text:style-name="P3"/>
          </table:table-cell>
        </table:table-row>
        <table:table-row>
          <table:table-cell table:style-name="Usecase_27_y.A2" office:value-type="string">
            <text:p text:style-name="P1">14</text:p>
          </table:table-cell>
          <table:table-cell table:style-name="Usecase_27_y.A2" office:value-type="string">
            <text:p text:style-name="P2">Przesunięcie palcem w lewo w głównym widoku aplikacji.</text:p>
          </table:table-cell>
          <table:table-cell table:style-name="Usecase_27_y.A2" office:value-type="string">
            <text:p text:style-name="P2">Powoduje zmianę aktywnego widoku na widok odpowiadający pierwszej ikonie z prawej strony ikony aktywnego widoku w pasku górnym. W przypadku, gdy taka ikona nie istnieje nic się nie dzieje.</text:p>
          </table:table-cell>
          <table:table-cell table:style-name="Usecase_27_y.D2" office:value-type="string">
            <text:p text:style-name="P3">2,3,4,5</text:p>
          </table:table-cell>
        </table:table-row>
        <table:table-row>
          <table:table-cell table:style-name="Usecase_27_y.A2" office:value-type="string">
            <text:p text:style-name="P1">15</text:p>
          </table:table-cell>
          <table:table-cell table:style-name="Usecase_27_y.A2" office:value-type="string">
            <text:p text:style-name="P2">Przesunięcie palcem w prawo w głównym widoku aplikacji.</text:p>
          </table:table-cell>
          <table:table-cell table:style-name="Usecase_27_y.A2" office:value-type="string">
            <text:p text:style-name="P2">Powoduje zmianę aktywnego widoku na widok odpowiadający pierwszej ikonie z lewej strony ikony aktywnego widoku w pasku górnym. W przypadku, gdy taka ikona nie istnieje nic się nie dzieje.</text:p>
          </table:table-cell>
          <table:table-cell table:style-name="Usecase_27_y.D2" office:value-type="string">
            <text:p text:style-name="P3">2,3,4,5</text:p>
          </table:table-cell>
        </table:table-row>
        <table:table-row>
          <table:table-cell table:style-name="Usecase_27_y.A2" office:value-type="string">
            <text:p text:style-name="P1">16</text:p>
          </table:table-cell>
          <table:table-cell table:style-name="Usecase_27_y.A2" office:value-type="string">
            <text:p text:style-name="P2">Dotknięcie pola otwierającego widok <text:span text:style-name="T1">„Synchronizacja”</text:span><text:span text:style-name="T2">.</text:span></text:p>
          </table:table-cell>
          <table:table-cell table:style-name="Usecase_27_y.A2" office:value-type="string">
            <text:p text:style-name="P2">Pojawia się widok <text:span text:style-name="T1">„Synchronizacja”</text:span><text:span text:style-name="T2">, który umożliwia wykrycie aktywynych komputerów z działającą aplikacją. </text:span><text:span text:style-name="T2">Każdy wykryty komputer jest hiperaktywnym elementem listy.</text:span></text:p>
          </table:table-cell>
          <table:table-cell table:style-name="Usecase_27_y.D2" office:value-type="string">
            <text:p text:style-name="P3">17</text:p>
          </table:table-cell>
        </table:table-row>
        <table:table-row>
          <table:table-cell table:style-name="Usecase_27_y.A2" office:value-type="string">
            <text:p text:style-name="P1">17</text:p>
          </table:table-cell>
          <table:table-cell table:style-name="Usecase_27_y.A2" office:value-type="string">
            <text:p text:style-name="P2">Wybranie komputera do synchronizacji</text:p>
          </table:table-cell>
          <table:table-cell table:style-name="Usecase_27_y.A2" office:value-type="string">
            <text:p text:style-name="P2">Na ekranie urządzenia wyświetla się dialog ilustrujący postęp synchronizacji.</text:p>
            <text:p text:style-name="P2"/>
            <text:p text:style-name="P2">W trakcie synchronizacji następuje wymiana wszystkich danych zapisanych <text:soft-page-break/>na urządzeniu z danymi zapisanymi na komputerze. </text:p>
            <text:p text:style-name="P2"/>
            <text:p text:style-name="P2">Po synchronizacji oba urządzenia zawierają najbardziej aktualne dane.</text:p>
          </table:table-cell>
          <table:table-cell table:style-name="Usecase_27_y.D2" office:value-type="string">
            <text:p text:style-name="P3"/>
          </table:table-cell>
        </table:table-row>
      </table:table>
      <text:p text:style-name="Standard"/>
      <text:h text:style-name="Heading_20_3" text:outline-level="3">Uwagi</text:h>
      <text:p text:style-name="P4">Dla aplikacji działającej na komputerze osobistym usecase'y są bardzo podobne. W obu aplikacjach użyte będą takie same przyciski i zakładki. Cechą różniącą aplikacje, będzie to, że w aplikacji desktopowej nie będzie osobnego dialogu z danymi firmy oraz dialogu do kupowania i sprzedawania akcji – będą one razem z aktywną zakładką wkomponowane w jedno okn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Mono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Liberation San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3T12:39:07.780660683</meta:creation-date>
    <dc:date>2013-10-23T19:16:28</dc:date>
    <meta:editing-duration>PT1H25M50S</meta:editing-duration>
    <meta:editing-cycles>126</meta:editing-cycles>
    <meta:generator>LibreOffice/3.5$Linux_X86_64 LibreOffice_project/350m1$Build-2</meta:generator>
    <dc:creator>Joanna </dc:creator>
    <meta:document-statistic meta:table-count="1" meta:image-count="0" meta:object-count="0" meta:page-count="4" meta:paragraph-count="75" meta:word-count="655" meta:character-count="4660" meta:non-whitespace-character-count="4077"/>
  </office:meta>
</office:document-meta>
</file>